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11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y This Session Starts with Infrastructur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This Session Starts with Infrastructure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doption fails without execution contex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arallel agents require isolation discipline</text:span></text:p>
                  </text:list-item>
                  <text:list-item>
                    <text:p text:style-name="P4"><text:span text:style-name="T3">Worktrees are prerequisite for safe concurr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Foundation-first approach. Parallel agent execution depends on filesystem and branch isolation. Ask audience about prior branch collision experiences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What a Git Worktree Actually I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a Git Worktree Actually Is</text:span></text:p>
          </draw:text-box>
        </draw:frame>
        <draw:frame draw:name="Content Placeholder 2" presentation:style-name="pr2" draw:text-style-name="P5" draw:layer="layout" svg:width="22.859cm" svg:height="12.571cm" svg:x="1.906cm" svg:y="3.81cm" presentation:class="outline" presentation:user-transformed="true">
          <draw:text-box>
            <text:list text:style-name="L2">
              <text:list-item>
                <text:p text:style-name="P3"><text:span text:style-name="T2">One repository, multiple working director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ach tied to its own branch or commit</text:span></text:p>
                  </text:list-item>
                  <text:list-item>
                    <text:p text:style-name="P4"><text:span text:style-name="T3">Safer than repeated stash/switch cycles</text:span></text:p>
                  </text:list-item>
                  <text:list-item>
                    <text:p text:style-name="P10"><text:span text:style-name="T3">Here’s the mental model: one .git directory, multiple working directories, one branch per worktree at a time. Git prevents the same branch from being checked out in two worktrees simultaneously — unless you go detached. Detached HEAD is powerful, but it’s like handling uranium with oven mit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Explain physical isolation of working directories tied to same .git database. Show Command A1 from runbook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Why Worktrees Matter for Parallel Agent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Worktrees Matter for Parallel Agent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ach lane runs in isolated branch + filesyste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revents cross-task file pollution</text:span></text:p>
                  </text:list-item>
                  <text:list-item>
                    <text:p text:style-name="P4"><text:span text:style-name="T3">Reduces branch confu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3">The beauty of worktrees is that they let you think in parallel without context-switching your filesystem. Perfect for agent-per-branch workflow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Connect to forked threads. Each Codex thread maps cleanly to a worktree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tached HEAD and Branch Safety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tached HEAD and Branch Safety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Detached HEAD = valid but risky st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Risk: orphan commits</text:span></text:p>
                  </text:list-item>
                  <text:list-item>
                    <text:p text:style-name="P4"><text:span text:style-name="T3">Attach task branch before ed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Show branch and status commands from runbook. Emphasize branch naming: codex/&lt;task-name&gt;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leanup and Lifecycle Safety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eanup and Lifecycle Safety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Never delete active worktr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lan/apply model for cleanup</text:span></text:p>
                  </text:list-item>
                  <text:list-item>
                    <text:p text:style-name="P4"><text:span text:style-name="T3">Protect main/master/develop</text:span></text:p>
                  </text:list-item>
                  <text:list-item>
                    <text:p text:style-name="P10"><text:span text:style-name="T3">Never delete a worktree that contains commits not referenced by a branch. Git itself will protect you. If you try to remove a worktree with uncommitted changes:</text:span></text:p>
                  </text:list-item>
                  <text:list-item>
                    <text:p text:style-name="P10"><text:span text:style-name="T3">git worktree remove ../wt-x</text:span></text:p>
                  </text:list-item>
                  <text:list-item>
                    <text:p text:style-name="P10"><text:span text:style-name="T3">It will refuse unless you use --for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Reference git-worktree-cleanup-agent plan mode. Emphasize plan_id requirement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odex Primitive: AGENTS.md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dex Primitive: AGENTS.md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epository-level policy lay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efines behavior constraints</text:span></text:p>
                  </text:list-item>
                  <text:list-item>
                    <text:p text:style-name="P4"><text:span text:style-name="T3">Controls default agent conduct</text:span></text:p>
                  </text:list-item>
                  <text:list-item>
                    <text:p text:style-name="P4"><text:span text:style-name="T3">https://developers.openai.com/codex/guides/agents-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Explain policy vs implementation. Repo-scoped behavioral contract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odex Primitive: Skill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dex “Primitive”: Skill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eusable capability pack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tandard workflows and tools</text:span></text:p>
                  </text:list-item>
                  <text:list-item>
                    <text:p text:style-name="P4"><text:span text:style-name="T3">Operational accelerators</text:span></text:p>
                  </text:list-item>
                  <text:list-item>
                    <text:p text:style-name="P4"><text:span text:style-name="T3">https://developers.openai.com/codex/skill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Skills handle repeatable workflows like Playwright or tooling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odex Primitive: MCP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dex Primitive: MCP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xternal tool integration protoco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Injects runtime context</text:span></text:p>
                  </text:list-item>
                  <text:list-item>
                    <text:p text:style-name="P4"><text:span text:style-name="T3">Enables system connectivity</text:span></text:p>
                  </text:list-item>
                  <text:list-item>
                    <text:p text:style-name="P4"><text:span text:style-name="T3">https://developers.openai.com/codex/mc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Explain integration layer vs workflow contract layer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Local /agents Workflow-Contract Model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cal /agents Workflow-Contract Model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roject-scoped operational contrac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xplicit mission/scope/constraints</text:span></text:p>
                  </text:list-item>
                  <text:list-item>
                    <text:p text:style-name="P4"><text:span text:style-name="T3">Predictable invocation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Contrast with AGENTS.md and Skills. This is organization-specific workflow governance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Full Workflow Map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ll Workflow Map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Governance: agent-making-agent, agent-reviewing-ag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rchestration: sprint-orchestrator-agent</text:span></text:p>
                  </text:list-item>
                  <text:list-item>
                    <text:p text:style-name="P4"><text:span text:style-name="T3">Execution: backend/frontend/fullstack + testers</text:span></text:p>
                  </text:list-item>
                  <text:list-item>
                    <text:p text:style-name="P4"><text:span text:style-name="T3">Review: recent-commit + deep-code-review</text:span></text:p>
                  </text:list-item>
                  <text:list-item>
                    <text:p text:style-name="P4"><text:span text:style-name="T3">Hygiene: git-worktree-cleanup-agent</text:span></text:p>
                  </text:list-item>
                  <text:list-item>
                    <text:p text:style-name="P4"><text:span text:style-name="T3">Token management advice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Walk through entire agent ecosystem. Emphasize explicit lane definitions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Lane State Model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e State Model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codex_dev_don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odex_test_done</text:span></text:p>
                  </text:list-item>
                  <text:list-item>
                    <text:p text:style-name="P4"><text:span text:style-name="T3">codex_review_ready</text:span></text:p>
                  </text:list-item>
                  <text:list-item>
                    <text:p text:style-name="P4"><text:span text:style-name="T3">Direct review only if no test surface</text:span></text:p>
                  </text:list-item>
                  <text:list-item>
                    <text:p text:style-name="P4"><text:span text:style-name="T3"><text:s/>Review multiple done tasks in batches to reduce token consumption.</text:span></text:p>
                  </text:list-item>
                  <text:list-item>
                    <text:p text:style-name="P4"><text:span text:style-name="T3">Review in the cloud to spend a sperate token r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Explain mandatory handoff transitions. Developer -&gt; Tester -&gt; Review-ready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Overview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Overview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un demos in background threa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ollow runbook sequencing</text:span></text:p>
                  </text:list-item>
                  <text:list-item>
                    <text:p text:style-name="P4"><text:span text:style-name="T3">Narrate decisions and state transitions</text:span></text:p>
                  </text:list-item>
                  <text:list-item>
                    <text:p text:style-name="P4"><text:span text:style-name="T3">Make a new agent merge-orchest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Use TEAM_PRESENTATION_DEMO_RUNBOOK.md sequencing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Action: Governanc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Action: Governance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gent: agent-making-ag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gent: agent-reviewing-agent</text:span></text:p>
                  </text:list-item>
                  <text:list-item>
                    <text:p text:style-name="P4"><text:span text:style-name="T3">Show PASS/FAIL and rubr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Demo Action: evaluate backend-developer agent.</text:span></text:p>
              <text:p text:style-name="P6"><text:span text:style-name="T4">What to show: rubric breakdown and hard-gate logic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Action: Orchestrat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Action: Orchestration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gent: sprint-orchestrator-ag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Input: sprint-demo-backlog.md</text:span></text:p>
                  </text:list-item>
                  <text:list-item>
                    <text:p text:style-name="P4"><text:span text:style-name="T3">Show state trans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Show codex_dev_done -&gt; codex_test_done -&gt; codex_review_ready sequencing in execution log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Action: Execution Lane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Action: Execution Lane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backend-developer -&gt; backend-test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rontend-developer -&gt; frontend-tester</text:span></text:p>
                  </text:list-item>
                  <text:list-item>
                    <text:p text:style-name="P4"><text:span text:style-name="T3">fullstack-developer (tester_strategy: bo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Use DEMO_APP_REPO placeholder. Show commit discipline and stack file usage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Action: Review Gate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Action: Review Gate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ecent-commit-review-ag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eep-code-review-agent</text:span></text:p>
                  </text:list-item>
                  <text:list-item>
                    <text:p text:style-name="P4"><text:span text:style-name="T3">Read-only review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Show /reports/COMMIT_REVIEW_TASKS.md and /reports/REVIEW_TASKS.md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Demo Action: Cleanup Safety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 Action: Cleanup Safety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git-worktree-cleanup-ag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ode: plan</text:span></text:p>
                  </text:list-item>
                  <text:list-item>
                    <text:p text:style-name="P4"><text:span text:style-name="T3">plan_id and protected bran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Show generated GIT_CLEANUP_PLAN.md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Risks and Failure Pattern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isks and Failure Pattern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Vague promp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issing STACK.md</text:span></text:p>
                  </text:list-item>
                  <text:list-item>
                    <text:p text:style-name="P4"><text:span text:style-name="T3">Skipping substatus transitions</text:span></text:p>
                  </text:list-item>
                  <text:list-item>
                    <text:p text:style-name="P4"><text:span text:style-name="T3">Demo without validation evid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Discuss common adoption mistakes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los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ose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Isolation is non-optiona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olicy, capability, integration, workflow layers are complementary</text:span></text:p>
                  </text:list-item>
                  <text:list-item>
                    <text:p text:style-name="P4"><text:span text:style-name="T3">Success = predictable parallel deliv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Reinforce mandatory lecture messages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Extended Worktree Deep Div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tended Worktree Deep Dive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Fork threads into dedicated worktre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auncher thread remains clean</text:span></text:p>
                  </text:list-item>
                  <text:list-item>
                    <text:p text:style-name="P4"><text:span text:style-name="T3">Merge discipline per l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0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Expand on thread-worktree pairing and launcher discipline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Extended Codex Layer Comparis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tended Codex Layer Comparison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GENTS.md = polic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kills = capability</text:span></text:p>
                  </text:list-item>
                  <text:list-item>
                    <text:p text:style-name="P4"><text:span text:style-name="T3">MCP = integration</text:span></text:p>
                  </text:list-item>
                  <text:list-item>
                    <text:p text:style-name="P4"><text:span text:style-name="T3">/agents = workflow-contra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Deep comparison and investment gaps discussion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Interactive Checkpoint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eractive Checkpoint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What breaks without isolation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Where enforce commit policy?</text:span></text:p>
                  </text:list-item>
                  <text:list-item>
                    <text:p text:style-name="P4"><text:span text:style-name="T3">Minimum evidence for codex_review_read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Use interactive prompts from lecture section.</text:span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4</meta:editing-cycles>
    <meta:creation-date>2013-01-27T09:14:16</meta:creation-date>
    <dc:date>2026-02-18T09:09:34.141270000</dc:date>
    <meta:editing-duration>PT10M5S</meta:editing-duration>
    <meta:generator>LibreOffice/25.8.3.2$MacOSX_AARCH64 LibreOffice_project/8ca8d55c161d602844f5428fa4b58097424e324e</meta:generator>
    <meta:document-statistic meta:object-count="243"/>
    <meta:user-defined meta:name="AppVersion">14.0000</meta:user-defined>
    <meta:user-defined meta:name="PresentationFormat">On-screen Show (4:3)</meta:user-defined>
  </office:meta>
</office:document-meta>
</file>